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P4" style:family="paragraph" style:parent-style-name="Standard">
      <style:text-properties style:font-name="DejaVu Serif" fo:font-size="10pt" fo:font-style="normal" officeooo:rsid="0019be26" officeooo:paragraph-rsid="004f1c70" style:font-size-asian="10pt" style:font-style-asian="normal" style:font-size-complex="10pt" style:font-style-complex="normal"/>
    </style:style>
    <style:style style:name="P5" style:family="paragraph" style:parent-style-name="Standard">
      <style:text-properties style:font-name="DejaVu Serif" fo:font-size="10pt" fo:font-style="normal" officeooo:rsid="0019be26" officeooo:paragraph-rsid="0061298a" style:font-size-asian="10pt" style:font-style-asian="normal" style:font-size-complex="10pt" style:font-style-complex="normal"/>
    </style:style>
    <style:style style:name="P6" style:family="paragraph" style:parent-style-name="Standard">
      <style:text-properties style:font-name="DejaVu Serif" fo:font-size="10pt" fo:font-style="normal" officeooo:rsid="001a5cef" officeooo:paragraph-rsid="009dc573" style:font-size-asian="10pt" style:font-style-asian="normal" style:font-size-complex="10pt" style:font-style-complex="normal"/>
    </style:style>
    <style:style style:name="P7" style:family="paragraph" style:parent-style-name="Standard">
      <style:text-properties style:font-name="DejaVu Serif" fo:font-size="10pt" fo:font-style="normal" officeooo:rsid="001a5cef" officeooo:paragraph-rsid="00a0a967" style:font-size-asian="10pt" style:font-style-asian="normal" style:font-size-complex="10pt" style:font-style-complex="normal"/>
    </style:style>
    <style:style style:name="P8" style:family="paragraph" style:parent-style-name="Standard">
      <style:text-properties style:font-name="DejaVu Serif" fo:font-size="10pt" fo:font-style="normal" officeooo:rsid="001a5cef" officeooo:paragraph-rsid="009d1815" style:font-size-asian="10pt" style:font-style-asian="normal" style:font-size-complex="10pt" style:font-style-complex="normal"/>
    </style:style>
    <style:style style:name="P9" style:family="paragraph" style:parent-style-name="Standard">
      <style:text-properties style:font-name="DejaVu Serif" fo:font-size="10pt" fo:font-style="normal" officeooo:rsid="001c4189" officeooo:paragraph-rsid="005e4dd5"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DejaVu Serif" fo:font-size="10pt" fo:font-style="normal" officeooo:rsid="00b4e6ad" officeooo:paragraph-rsid="00e202ae"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DejaVu Serif" fo:font-size="10pt" fo:font-style="normal" officeooo:rsid="00c823c9" officeooo:paragraph-rsid="00ddc60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DejaVu Serif" fo:font-size="10pt" fo:font-style="normal" officeooo:rsid="00852ab8" officeooo:paragraph-rsid="00852ab8"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DejaVu Serif" fo:font-size="10pt" fo:font-style="normal" officeooo:rsid="00ddc60b" officeooo:paragraph-rsid="00e66531" style:font-size-asian="10pt" style:font-style-asian="normal" style:font-size-complex="10pt" style:font-style-complex="normal"/>
    </style:style>
    <style:style style:name="P14" style:family="paragraph" style:parent-style-name="Standard">
      <style:text-properties style:font-name="DejaVu Serif" fo:font-size="10pt" fo:font-style="normal" officeooo:rsid="00a25265" officeooo:paragraph-rsid="00b4e6ad"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style:font-name="DejaVu Serif" fo:font-size="10pt" fo:font-style="normal" officeooo:rsid="00a25265" officeooo:paragraph-rsid="00a25265"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DejaVu Serif" fo:font-size="10pt" fo:font-style="normal" officeooo:rsid="00a25265" officeooo:paragraph-rsid="00b4e6ad"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style:font-name="DejaVu Serif" fo:font-size="10pt" fo:font-style="normal" officeooo:rsid="00eb1822" officeooo:paragraph-rsid="00f81608"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style:font-name="DejaVu Serif" fo:font-size="10pt" fo:font-style="normal" officeooo:rsid="00f843ce" officeooo:paragraph-rsid="00f843ce" style:font-size-asian="10pt" style:font-style-asian="normal" style:font-size-complex="10pt" style:font-style-complex="normal"/>
    </style:style>
    <style:style style:name="P19" style:family="paragraph" style:parent-style-name="Standard">
      <style:paragraph-properties fo:text-align="justify" style:justify-single-word="false"/>
      <style:text-properties style:font-name="DejaVu Serif" fo:font-size="10pt" fo:font-style="normal" officeooo:rsid="00f843ce" officeooo:paragraph-rsid="00fbe3f1" style:font-size-asian="10pt" style:font-style-asian="normal" style:font-size-complex="10pt" style:font-style-complex="normal"/>
    </style:style>
    <style:style style:name="P20" style:family="paragraph" style:parent-style-name="Standard">
      <style:paragraph-properties fo:text-align="justify" style:justify-single-word="false"/>
      <style:text-properties style:font-name="DejaVu Serif" fo:font-size="10pt" fo:font-style="normal" officeooo:rsid="00f843ce" officeooo:paragraph-rsid="0103e592" style:font-size-asian="10pt" style:font-style-asian="normal" style:font-size-complex="10pt" style:font-style-complex="normal"/>
    </style:style>
    <style:style style:name="P21" style:family="paragraph" style:parent-style-name="Standard">
      <style:text-properties style:font-name="DejaVu Serif" fo:font-size="10pt" fo:font-style="normal" officeooo:rsid="00a25265" officeooo:paragraph-rsid="00b4e6ad" style:font-size-asian="8.75pt" style:font-style-asian="normal" style:font-size-complex="10pt" style:font-style-complex="normal"/>
    </style:style>
    <style:style style:name="P22" style:family="paragraph" style:parent-style-name="Standard">
      <style:text-properties style:font-name="DejaVu Serif" fo:font-size="10pt" fo:font-style="normal" officeooo:rsid="00b4e6ad" officeooo:paragraph-rsid="00b4e6ad" style:font-size-asian="8.75pt" style:font-style-asian="normal" style:font-size-complex="10pt" style:font-style-complex="normal"/>
    </style:style>
    <style:style style:name="P23" style:family="paragraph" style:parent-style-name="Standard">
      <style:text-properties style:font-name="DejaVu Serif" fo:font-size="10pt" officeooo:rsid="0018c2bd" officeooo:paragraph-rsid="005c1751" style:font-size-asian="10pt" style:font-size-complex="10pt"/>
    </style:style>
    <style:style style:name="P24" style:family="paragraph" style:parent-style-name="Standard">
      <style:text-properties style:font-name="DejaVu Serif" fo:font-size="10pt" officeooo:rsid="0018c2bd" officeooo:paragraph-rsid="0068a615" style:font-size-asian="10pt" style:font-size-complex="10pt"/>
    </style:style>
    <style:style style:name="P25" style:family="paragraph" style:parent-style-name="Standard">
      <style:text-properties style:font-name="DejaVu Serif" fo:font-size="10pt" officeooo:rsid="0016cadd" officeooo:paragraph-rsid="009dc573" style:font-size-asian="10pt" style:font-size-complex="10pt"/>
    </style:style>
    <style:style style:name="P26" style:family="paragraph" style:parent-style-name="Standard">
      <style:text-properties style:font-name="DejaVu Serif" fo:font-size="10pt" officeooo:rsid="0016cadd" officeooo:paragraph-rsid="005fb127" style:font-size-asian="10pt" style:font-size-complex="10pt"/>
    </style:style>
    <style:style style:name="P27" style:family="paragraph" style:parent-style-name="Standard">
      <style:text-properties style:font-name="DejaVu Serif" fo:font-size="10pt" officeooo:rsid="0016cadd" officeooo:paragraph-rsid="00692645" style:font-size-asian="10pt" style:font-size-complex="10pt"/>
    </style:style>
    <style:style style:name="P28" style:family="paragraph" style:parent-style-name="Standard">
      <style:text-properties style:font-name="DejaVu Serif" fo:font-size="10pt" officeooo:rsid="00196239" officeooo:paragraph-rsid="005efec6" style:font-size-asian="10pt" style:font-size-complex="10pt"/>
    </style:style>
    <style:style style:name="P29" style:family="paragraph" style:parent-style-name="Standard">
      <style:text-properties style:font-name="DejaVu Serif" fo:font-size="10pt" fo:font-style="italic" officeooo:rsid="00196239" officeooo:paragraph-rsid="005c1751" style:font-size-asian="10pt" style:font-style-asian="italic" style:font-size-complex="10pt" style:font-style-complex="italic"/>
    </style:style>
    <style:style style:name="P30" style:family="paragraph" style:parent-style-name="Standard">
      <style:text-properties style:font-name="DejaVu Serif" fo:font-size="10pt" fo:font-style="italic" officeooo:rsid="001a5cef" officeooo:paragraph-rsid="009dc573" style:font-size-asian="10pt" style:font-style-asian="italic" style:font-size-complex="10pt" style:font-style-complex="italic"/>
    </style:style>
    <style:style style:name="P31" style:family="paragraph" style:parent-style-name="Standard">
      <style:text-properties style:font-name="DejaVu Serif" fo:font-size="12pt" fo:font-style="normal" officeooo:rsid="001d5274" officeooo:paragraph-rsid="0024fff0"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DejaVu Serif" fo:font-size="10pt" style:text-underline-style="none" fo:font-weight="normal" officeooo:rsid="00269b62" officeooo:paragraph-rsid="00269b62"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DejaVu Serif" fo:font-size="10pt" style:text-underline-style="none" fo:font-weight="normal" officeooo:rsid="00a25265" officeooo:paragraph-rsid="00d12c5b" style:font-size-asian="10pt" style:font-weight-asian="normal" style:font-size-complex="10pt" style:font-weight-complex="normal"/>
    </style:style>
    <style:style style:name="P34" style:family="paragraph" style:parent-style-name="Standard">
      <style:paragraph-properties fo:margin-left="0in" fo:margin-right="0in" fo:text-indent="0in" style:auto-text-indent="false"/>
      <style:text-properties style:font-name="DejaVu Serif" fo:font-size="10pt" officeooo:rsid="00269b62" officeooo:paragraph-rsid="00269b62" style:font-size-asian="10pt" style:font-size-complex="10pt"/>
    </style:style>
    <style:style style:name="P35" style:family="paragraph" style:parent-style-name="Standard">
      <style:paragraph-properties fo:margin-left="0in" fo:margin-right="0in" fo:text-align="center" style:justify-single-word="false" fo:text-indent="0in" style:auto-text-indent="false"/>
      <style:text-properties style:font-name="DejaVu Serif" fo:font-size="8pt" fo:font-style="normal" style:text-underline-style="none" fo:font-weight="bold" officeooo:rsid="0086ace6" officeooo:paragraph-rsid="00a41198" style:font-size-asian="8pt" style:font-style-asian="normal" style:font-weight-asian="bold" style:font-size-complex="8pt" style:font-style-complex="normal" style:font-weight-complex="bold"/>
    </style:style>
    <style:style style:name="P36" style:family="paragraph" style:parent-style-name="Standard">
      <style:paragraph-properties fo:margin-left="0in" fo:margin-right="0in" fo:text-indent="0in" style:auto-text-indent="false"/>
      <style:text-properties style:font-name="DejaVu Serif" fo:font-size="12pt" fo:font-style="normal" style:text-underline-style="solid" style:text-underline-width="auto" style:text-underline-color="font-color" fo:font-weight="bold" officeooo:rsid="004f1c70" officeooo:paragraph-rsid="00269b62" style:font-size-asian="12pt" style:font-style-asian="normal" style:font-weight-asian="bold" style:font-size-complex="12pt" style:font-style-complex="normal" style:font-weight-complex="bold"/>
    </style:style>
    <style:style style:name="T1" style:family="text">
      <style:text-properties officeooo:rsid="004b3df9"/>
    </style:style>
    <style:style style:name="T2" style:family="text">
      <style:text-properties officeooo:rsid="010834aa"/>
    </style:style>
    <style:style style:name="T3" style:family="text">
      <style:text-properties officeooo:rsid="00522635"/>
    </style:style>
    <style:style style:name="T4" style:family="text">
      <style:text-properties officeooo:rsid="00a6cdf5"/>
    </style:style>
    <style:style style:name="T5" style:family="text">
      <style:text-properties officeooo:rsid="00bb9d3e"/>
    </style:style>
    <style:style style:name="T6" style:family="text">
      <style:text-properties officeooo:rsid="00a4119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4f1c7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c4189" style:font-style-asian="italic" style:font-style-complex="italic"/>
    </style:style>
    <style:style style:name="T11" style:family="text">
      <style:text-properties fo:font-style="italic" officeooo:rsid="001d5274" style:font-style-asian="italic" style:font-style-complex="italic"/>
    </style:style>
    <style:style style:name="T12" style:family="text">
      <style:text-properties fo:font-style="italic" officeooo:rsid="00196239" style:font-style-asian="italic" style:font-style-complex="italic"/>
    </style:style>
    <style:style style:name="T13" style:family="text">
      <style:text-properties fo:font-style="italic" officeooo:rsid="00dd960c" style:font-style-asian="italic" style:font-style-complex="italic"/>
    </style:style>
    <style:style style:name="T14" style:family="text">
      <style:text-properties fo:font-style="italic" officeooo:rsid="001a5cef" style:font-style-asian="italic" style:font-style-complex="italic"/>
    </style:style>
    <style:style style:name="T15" style:family="text">
      <style:text-properties fo:font-style="italic" officeooo:rsid="00deeca2"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4f1c70" style:font-weight-asian="bold" style:font-weight-complex="bold"/>
    </style:style>
    <style:style style:name="T18" style:family="text">
      <style:text-properties style:text-underline-style="solid" style:text-underline-width="auto" style:text-underline-color="font-color" fo:font-weight="bold" officeooo:rsid="0059ad9c" style:font-weight-asian="bold" style:font-weight-complex="bold"/>
    </style:style>
    <style:style style:name="T19" style:family="text">
      <style:text-properties officeooo:rsid="001d5274"/>
    </style:style>
    <style:style style:name="T20" style:family="text">
      <style:text-properties fo:font-style="normal" style:font-style-asian="normal" style:font-style-complex="normal"/>
    </style:style>
    <style:style style:name="T21" style:family="text">
      <style:text-properties fo:font-style="normal" officeooo:rsid="0020d26d" style:font-style-asian="normal" style:font-style-complex="normal"/>
    </style:style>
    <style:style style:name="T22" style:family="text">
      <style:text-properties fo:font-style="normal" officeooo:rsid="00269b62" style:font-style-asian="normal" style:font-style-complex="normal"/>
    </style:style>
    <style:style style:name="T23" style:family="text">
      <style:text-properties fo:font-style="normal" officeooo:rsid="001c4189" style:font-style-asian="normal" style:font-style-complex="normal"/>
    </style:style>
    <style:style style:name="T24" style:family="text">
      <style:text-properties fo:font-style="normal" officeooo:rsid="00219009" style:font-style-asian="normal" style:font-style-complex="normal"/>
    </style:style>
    <style:style style:name="T25" style:family="text">
      <style:text-properties fo:font-style="normal" officeooo:rsid="00371861" style:font-style-asian="normal" style:font-style-complex="normal"/>
    </style:style>
    <style:style style:name="T26" style:family="text">
      <style:text-properties fo:font-style="normal" officeooo:rsid="003afe18" style:font-style-asian="normal" style:font-style-complex="normal"/>
    </style:style>
    <style:style style:name="T27" style:family="text">
      <style:text-properties fo:font-style="normal" officeooo:rsid="0046284c" style:font-style-asian="normal" style:font-style-complex="normal"/>
    </style:style>
    <style:style style:name="T28" style:family="text">
      <style:text-properties fo:font-style="normal" officeooo:rsid="001d5274" style:font-style-asian="normal" style:font-style-complex="normal"/>
    </style:style>
    <style:style style:name="T29" style:family="text">
      <style:text-properties fo:font-style="normal" officeooo:rsid="00288e30" style:font-style-asian="normal" style:font-style-complex="normal"/>
    </style:style>
    <style:style style:name="T30" style:family="text">
      <style:text-properties fo:font-style="normal" officeooo:rsid="0054024b" style:font-style-asian="normal" style:font-style-complex="normal"/>
    </style:style>
    <style:style style:name="T31" style:family="text">
      <style:text-properties fo:font-style="normal" officeooo:rsid="005b8443" style:font-style-asian="normal" style:font-style-complex="normal"/>
    </style:style>
    <style:style style:name="T32" style:family="text">
      <style:text-properties fo:font-style="normal" officeooo:rsid="005efec6" style:font-style-asian="normal" style:font-style-complex="normal"/>
    </style:style>
    <style:style style:name="T33" style:family="text">
      <style:text-properties fo:font-style="normal" officeooo:rsid="00657d85" style:font-style-asian="normal" style:font-style-complex="normal"/>
    </style:style>
    <style:style style:name="T34" style:family="text">
      <style:text-properties fo:font-style="normal" officeooo:rsid="005fb127" style:font-style-asian="normal" style:font-style-complex="normal"/>
    </style:style>
    <style:style style:name="T35" style:family="text">
      <style:text-properties fo:font-style="normal" officeooo:rsid="00604b52" style:font-style-asian="normal" style:font-style-complex="normal"/>
    </style:style>
    <style:style style:name="T36" style:family="text">
      <style:text-properties officeooo:rsid="0020d26d"/>
    </style:style>
    <style:style style:name="T37" style:family="text">
      <style:text-properties officeooo:rsid="00219009"/>
    </style:style>
    <style:style style:name="T38" style:family="text">
      <style:text-properties officeooo:rsid="0054024b"/>
    </style:style>
    <style:style style:name="T39" style:family="text">
      <style:text-properties officeooo:rsid="008cada8"/>
    </style:style>
    <style:style style:name="T40" style:family="text">
      <style:text-properties officeooo:rsid="00955b29"/>
    </style:style>
    <style:style style:name="T41" style:family="text">
      <style:text-properties style:text-position="super 58%" fo:font-style="normal" officeooo:rsid="00961c1a" style:font-style-asian="normal" style:font-style-complex="normal"/>
    </style:style>
    <style:style style:name="T42" style:family="text">
      <style:text-properties style:text-position="super 58%" fo:font-style="normal" officeooo:rsid="0097a5ed" style:font-style-asian="normal" style:font-style-complex="normal"/>
    </style:style>
    <style:style style:name="T43" style:family="text">
      <style:text-properties style:text-position="super 58%" fo:font-style="normal" officeooo:rsid="009dc573" style:font-style-asian="normal" style:font-style-complex="normal"/>
    </style:style>
    <style:style style:name="T44" style:family="text">
      <style:text-properties style:text-position="super 58%" fo:font-style="normal" officeooo:rsid="00e66c9a" style:font-style-asian="normal" style:font-style-complex="normal"/>
    </style:style>
    <style:style style:name="T45" style:family="text">
      <style:text-properties style:text-position="super 58%" officeooo:rsid="00961c1a"/>
    </style:style>
    <style:style style:name="T46" style:family="text">
      <style:text-properties style:text-position="super 58%" officeooo:rsid="0097a5ed"/>
    </style:style>
    <style:style style:name="T47" style:family="text">
      <style:text-properties style:text-position="super 58%" officeooo:rsid="009dc573"/>
    </style:style>
    <style:style style:name="T48" style:family="text">
      <style:text-properties style:text-position="super 58%" officeooo:rsid="00e66c9a"/>
    </style:style>
    <style:style style:name="T49" style:family="text">
      <style:text-properties officeooo:rsid="00a29abd"/>
    </style:style>
    <style:style style:name="T50" style:family="text">
      <style:text-properties officeooo:rsid="00a2b906"/>
    </style:style>
    <style:style style:name="T51" style:family="text">
      <style:text-properties officeooo:rsid="00b4e6ad"/>
    </style:style>
    <style:style style:name="T52" style:family="text">
      <style:text-properties officeooo:rsid="00c51c23"/>
    </style:style>
    <style:style style:name="T53" style:family="text">
      <style:text-properties officeooo:rsid="001c4189"/>
    </style:style>
    <style:style style:name="T54" style:family="text">
      <style:text-properties officeooo:rsid="00dd960c"/>
    </style:style>
    <style:style style:name="T55" style:family="text">
      <style:text-properties officeooo:rsid="00deeca2"/>
    </style:style>
    <style:style style:name="T56" style:family="text">
      <style:text-properties officeooo:rsid="00f68bf7"/>
    </style:style>
    <style:style style:name="T57" style:family="text">
      <style:text-properties officeooo:rsid="00f9402a"/>
    </style:style>
    <style:style style:name="T58" style:family="text">
      <style:text-properties officeooo:rsid="00fbe3f1"/>
    </style:style>
    <style:style style:name="T59" style:family="text">
      <style:text-properties officeooo:rsid="00fde5f4"/>
    </style:style>
    <style:style style:name="fr1" style:family="graphic" style:parent-style-name="Frame">
      <style:graphic-properties style:vertical-pos="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Westminster Dictionary of the Bible”, <text:span text:style-name="T50">B</text:span>y: John D. Davis, <text:span text:style-name="T50">Revised by: Henry S. Gehman,</text:span> The Westminster Press, 1944; and “The New Westminster Dictionary of the Bible”, <text:span text:style-name="T50">Edited by:</text:span> <text:span text:style-name="T49">Henry S. Gehman, The Westminster Press, 1970 were chosen as the primary pronunciation references for the BibleVox project. These works are remarkable in their comprehensive word content and detailed and consistent application of pronunciation diacritical markup. They employ the diacritical symbols from the “Webster’s New International Dictionary of the English Language”, Second Edition, 1934. The BibleVox implementation improves Festival speech engine diction. A BibleVox “SndSpell” reference document might be helpful in the following discussion.</text:span></text:p>
      <text:p text:style-name="P33"/>
      <text:p text:style-name="P35">Table 1: <text:span text:style-name="T39">BibleVox Implementation of Webster (1934) Vowel </text:span>Diacritical <text:span text:style-name="T40">Symbols</text:span></text:p>
      <text:p text:style-name="P32"><draw:frame draw:style-name="fr1" draw:name="Frame1" text:anchor-type="paragraph" svg:x="0.3035in" svg:width="6.3189in" draw:z-index="0"><draw:text-box fo:min-height="2.8661in"><text:p text:style-name="P34"><text:span text:style-name="T16">Sym</text:span><text:tab/><text:span text:style-name="T16">Example</text:span><text:tab/><text:span text:style-name="T18">IPA</text:span><text:tab/><text:span text:style-name="T16">SndSpell</text:span><text:span text:style-name="T7"><text:tab/><text:tab/></text:span><text:span text:style-name="T17">Sym</text:span><text:span text:style-name="T8"><text:tab/></text:span><text:span text:style-name="T17">Example</text:span><text:span text:style-name="T8"><text:tab/></text:span><text:span text:style-name="T18">IPA</text:span><text:span text:style-name="T8"><text:tab/></text:span><text:span text:style-name="T17">SndSpell</text:span></text:p><text:p text:style-name="P23"><text:span text:style-name="T20">ā<text:tab/></text:span><text:span text:style-name="T21">f</text:span><text:span text:style-name="T20">ā</text:span><text:span text:style-name="T21">te<text:tab/><text:tab/></text:span><text:span text:style-name="T31">eɪ</text:span><text:span text:style-name="T21"><text:tab/></text:span><text:span text:style-name="T22">ay<text:tab/><text:tab/><text:tab/></text:span><text:span text:style-name="T10">ĭ</text:span><text:span text:style-name="T23"><text:tab/></text:span><text:span text:style-name="T24">char’</text:span><text:span text:style-name="T10">ĭ</text:span><text:span text:style-name="T23">-</text:span><text:span text:style-name="T24">ty<text:tab/></text:span><text:span text:style-name="T31">ə</text:span><text:span text:style-name="T24"><text:tab/></text:span><text:span text:style-name="T25">uh</text:span></text:p><text:p text:style-name="P24"><text:span text:style-name="T30">a̐ </text:span><text:span text:style-name="T43">(1)</text:span><text:span text:style-name="T20"><text:tab/></text:span><text:span text:style-name="T21">v</text:span><text:span text:style-name="T30">a̐</text:span><text:span text:style-name="T21">-ca’tion<text:tab/></text:span><text:span text:style-name="T31">ə, eɪ</text:span><text:span text:style-name="T21"><text:tab/></text:span><text:span text:style-name="T26">uh</text:span><text:span text:style-name="T25">, </text:span><text:span text:style-name="T26">ay </text:span><text:span text:style-name="T41">(</text:span><text:span text:style-name="T43">3</text:span><text:span text:style-name="T41">)</text:span><text:span text:style-name="T26"> <text:tab/><text:tab/></text:span><text:span text:style-name="T23">ō<text:tab/></text:span><text:span text:style-name="T24">n</text:span><text:span text:style-name="T23">ō</text:span><text:span text:style-name="T24">te<text:tab/><text:tab/></text:span><text:span text:style-name="T32">oʊ</text:span><text:span text:style-name="T24"><text:tab/></text:span><text:span text:style-name="T22">oh</text:span></text:p><text:p text:style-name="P25">â<text:tab/><text:span text:style-name="T36">c</text:span>â<text:span text:style-name="T36">re<text:tab/><text:tab/>ɛr<text:tab/>ehr<text:tab/><text:tab/><text:tab/>o̐ </text:span><text:span text:style-name="T43">(1)</text:span><text:span text:style-name="T23"><text:tab/></text:span><text:span text:style-name="T21">o̐</text:span><text:span text:style-name="T24">-bey’<text:tab/><text:tab/></text:span><text:span text:style-name="T31">ə, </text:span><text:span text:style-name="T32">oʊ</text:span><text:span text:style-name="T24"><text:tab/></text:span><text:span text:style-name="T25">u</text:span><text:span text:style-name="T22">h, </text:span><text:span text:style-name="T26">oh </text:span><text:span text:style-name="T42">(</text:span><text:span text:style-name="T44">6</text:span><text:span text:style-name="T42">)</text:span></text:p><text:p text:style-name="P26">ă<text:tab/>ă<text:span text:style-name="T36">dd<text:tab/><text:tab/>æ<text:tab/>a<text:tab/><text:tab/><text:tab/></text:span><text:span text:style-name="T23">ô<text:tab/>ô</text:span><text:span text:style-name="T24">rb<text:tab/><text:tab/></text:span><text:span text:style-name="T21">ɔ</text:span><text:span text:style-name="T24">, </text:span><text:span text:style-name="T21">ɔ</text:span><text:span text:style-name="T34">r</text:span><text:span text:style-name="T24"><text:tab/></text:span><text:span text:style-name="T27">ao, </text:span><text:span text:style-name="T22">ohr </text:span><text:span text:style-name="T42">(</text:span><text:span text:style-name="T44">7</text:span><text:span text:style-name="T42">)</text:span></text:p><text:p text:style-name="P29">ɑ̆<text:span text:style-name="T20"><text:tab/></text:span><text:span text:style-name="T21">in’f</text:span>ɑ̆<text:span text:style-name="T21">nt<text:tab/><text:tab/></text:span><text:span text:style-name="T31">ə</text:span><text:span text:style-name="T21"><text:tab/></text:span><text:span text:style-name="T22">uh<text:tab/><text:tab/><text:tab/></text:span><text:span text:style-name="T23">ŏ<text:tab/>ŏ</text:span><text:span text:style-name="T24">dd<text:tab/><text:tab/></text:span><text:span text:style-name="T35">ɑ</text:span><text:span text:style-name="T24"><text:tab/></text:span><text:span text:style-name="T22">o</text:span></text:p><text:p text:style-name="P25">ä<text:tab/>ä<text:span text:style-name="T36">rm<text:tab/><text:tab/>ɑr<text:tab/>ahr<text:tab/><text:tab/><text:tab/>o̊ </text:span><text:span text:style-name="T43">(2)</text:span><text:span text:style-name="T23"><text:tab/></text:span><text:span text:style-name="T24">s</text:span><text:span text:style-name="T21">o̊</text:span><text:span text:style-name="T24">ft<text:tab/><text:tab/></text:span><text:span text:style-name="T21">ɔ</text:span><text:span text:style-name="T24"><text:tab/></text:span><text:span text:style-name="T25">a</text:span><text:span text:style-name="T22">o</text:span></text:p><text:p text:style-name="P27">ȧ<text:tab/>ȧ<text:span text:style-name="T36">sk<text:tab/><text:tab/>ɑ<text:tab/>ah<text:tab/><text:tab/><text:tab/></text:span><text:span text:style-name="T10">ŏ</text:span><text:span text:style-name="T23"><text:tab/></text:span><text:span text:style-name="T24">c</text:span><text:span text:style-name="T10">ŏ</text:span><text:span text:style-name="T24">n-nect’<text:tab/></text:span><text:span text:style-name="T31">ə</text:span><text:span text:style-name="T24"><text:tab/></text:span><text:span text:style-name="T22">uh</text:span></text:p><text:p text:style-name="P28"><text:span text:style-name="T9">ɑ̇</text:span><text:span text:style-name="T20"><text:tab/></text:span><text:span text:style-name="T21">so’f</text:span><text:span text:style-name="T9">ɑ̇</text:span><text:span text:style-name="T20"><text:tab/><text:tab/></text:span><text:span text:style-name="T31">ə</text:span><text:span text:style-name="T20"><text:tab/></text:span><text:span text:style-name="T22">uh<text:tab/><text:tab/><text:tab/></text:span><text:span text:style-name="T23">oi<text:tab/></text:span><text:span text:style-name="T24">oil<text:tab/><text:tab/></text:span><text:span text:style-name="T21">ɔ</text:span><text:span text:style-name="T30">ɪ</text:span><text:span text:style-name="T24"><text:tab/></text:span><text:span text:style-name="T22">oy</text:span></text:p><text:p text:style-name="P4">ē<text:tab/><text:span text:style-name="T37">m</text:span>ē<text:span text:style-name="T37">te<text:tab/><text:tab/>i:<text:tab/>ee<text:tab/><text:tab/><text:tab/>o͞o<text:tab/>mo͞on<text:tab/><text:tab/>u<text:tab/>oo</text:span></text:p><text:p text:style-name="P5">ę̄<text:tab/><text:span text:style-name="T37">h</text:span>ę̄<text:span text:style-name="T37">re<text:tab/><text:tab/>ɪr<text:tab/>ihr<text:tab/><text:tab/><text:tab/>o͝o<text:tab/>bo͝ok<text:tab/><text:tab/>ʊ<text:tab/>uu</text:span></text:p><text:p text:style-name="P6"><text:span text:style-name="T38">e̐ </text:span><text:span text:style-name="T47">(1)</text:span><text:tab/><text:span text:style-name="T38">e̐-vent’<text:tab/><text:tab/>ɪ, i:<text:tab/>i, ee </text:span><text:span text:style-name="T45">(</text:span><text:span text:style-name="T47">4</text:span><text:span text:style-name="T45">)<text:tab/></text:span><text:span text:style-name="T38"><text:tab/><text:tab/>ou<text:tab/>out<text:tab/><text:tab/>aʊ<text:tab/>ow</text:span></text:p><text:p text:style-name="P7">ĕ<text:tab/><text:span text:style-name="T37">m</text:span>ĕ<text:span text:style-name="T37">t<text:tab/><text:tab/>ɛ<text:tab/>e<text:tab/><text:tab/><text:tab/>ū<text:tab/>cūbe<text:tab/><text:tab/>ju, u<text:tab/>yoo, oo </text:span><text:span text:style-name="T46">(</text:span><text:span text:style-name="T48">8</text:span><text:span text:style-name="T46">)</text:span></text:p><text:p text:style-name="P30">ĕ<text:span text:style-name="T20"><text:tab/></text:span><text:span text:style-name="T24">si’l</text:span>ĕ<text:span text:style-name="T24">nt<text:tab/><text:tab/></text:span><text:span text:style-name="T31">ə</text:span><text:span text:style-name="T24"><text:tab/></text:span><text:span text:style-name="T22">uh<text:tab/><text:tab/><text:tab/></text:span><text:span text:style-name="T30">u̐ </text:span><text:span text:style-name="T43">(1)</text:span><text:span text:style-name="T28"><text:tab/></text:span><text:span text:style-name="T30">u̐</text:span><text:span text:style-name="T24">-nite’<text:tab/><text:tab/></text:span><text:span text:style-name="T33">ju</text:span><text:span text:style-name="T24"><text:tab/></text:span><text:span text:style-name="T29">yoo</text:span></text:p><text:p text:style-name="P8">ẽ<text:tab/><text:span text:style-name="T37">mak’</text:span>ẽ<text:span text:style-name="T37">r<text:tab/><text:tab/>ɝ<text:tab/>uhr<text:tab/><text:tab/><text:tab/>û<text:tab/>ûrn<text:tab/><text:tab/>ɝ<text:tab/>uhr</text:span></text:p><text:p text:style-name="P9">ī<text:tab/>ī<text:span text:style-name="T37">ce<text:tab/><text:tab/>aɪ<text:tab/>iy<text:tab/><text:tab/><text:tab/>ŭ<text:tab/>ŭp<text:tab/><text:tab/>ᴧ<text:tab/>u</text:span></text:p><text:p text:style-name="P9">ĭ<text:tab/>ĭ<text:span text:style-name="T37">ll<text:tab/><text:tab/>ɪ, i:<text:tab/>i, ee </text:span><text:span text:style-name="T46">(</text:span><text:span text:style-name="T48">5</text:span><text:span text:style-name="T46">)</text:span><text:span text:style-name="T38"><text:tab/><text:tab/><text:tab/></text:span><text:span text:style-name="T11">ŭ</text:span><text:span text:style-name="T19"><text:tab/>cir’c</text:span><text:span text:style-name="T11">ŭ</text:span><text:span text:style-name="T37">s<text:tab/><text:tab/>ə<text:tab/>uh</text:span></text:p></draw:text-box></draw:frame></text:p>
      <text:p text:style-name="P32"/>
      <text:p text:style-name="P32"/>
      <text:p text:style-name="P36"><text:bookmark-start text:name="__DdeLink__444_2125124501"/></text:p>
      <text:p text:style-name="P31"><text:bookmark-end text:name="__DdeLink__444_2125124501"/></text:p>
      <text:p text:style-name="P31"/>
      <text:p text:style-name="P31"/>
      <text:p text:style-name="P31"/>
      <text:p text:style-name="P31"/>
      <text:p text:style-name="P31"/>
      <text:p text:style-name="P31"/>
      <text:p text:style-name="P31"/>
      <text:p text:style-name="P31"/>
      <text:p text:style-name="P22"><text:s/></text:p>
      <text:p text:style-name="P21"/>
      <text:p text:style-name="P21"/>
      <text:p text:style-name="P14"/>
      <text:p text:style-name="P16"><text:span text:style-name="T51">(1), (2) The symbol differs slightly from Webster’s, which is not available in the DejaVu font</text:span>.</text:p>
      <text:p text:style-name="P10"/>
      <text:p text:style-name="P10">(3) <text:span text:style-name="T52">The contexts where “a̐” is found do not render well as “uh” (i.e. schwa). Nor does it render well as “ay” if it precedes “ī”. Names ending in “a̐-ī” are rendered as single syllables and pronounced as “iy” (i.e. “a̐” is silent). Example: hăg’g-a̐-ī is pronounced HAG-iy. Otherwise, “a̐” is pronounced “ay”. Example: </text:span><text:span text:style-name="T12">ɑ̇</text:span><text:span text:style-name="T52">-bĭm’a̐-ĕl is pronounce uh-BIM-ay-el.</text:span></text:p>
      <text:p text:style-name="P15"/>
      <text:p text:style-name="P11">(4) <text:span text:style-name="T54">When “e̐” does not precede a vowel it is pronounced “i”. Example: </text:span><text:span text:style-name="T13">ɑ̇</text:span><text:span text:style-name="T54">-bĕd’ne̐-gō is pronounced uh-BED-ni-goh. Otherwise, “e̐” is pronounced “ee”. Example: ăb’de̐-ĕl is pronounced AB-dee-el.</text:span></text:p>
      <text:p text:style-name="P12"/>
      <text:p text:style-name="P13">(5) <text:span text:style-name="T55">When “ĭ” does not precede a vowel it is pronounced “i”. Example: ā’b</text:span><text:span text:style-name="T14">ĕ</text:span><text:span text:style-name="T55">l-mā’ĭm is pronounced AY-buhl-MAY-im. Otherwise, “ĭ” is pronounced “ee”. Example: ā’drĭ-</text:span><text:span text:style-name="T15">ɑ̇</text:span><text:span text:style-name="T55"> is pronounced AY-dree-uh.</text:span></text:p>
      <text:p text:style-name="P13"/>
      <text:p text:style-name="P17">(6) <text:span text:style-name="T56">When</text:span> “<text:span text:style-name="T36">o̐” does not precede a vowel it is pronounce “uh”. Example: ăd’o̐-nī-r</text:span><text:span text:style-name="T12">ɑ̆</text:span><text:span text:style-name="T36">m is pronounced AD-uh-NIY-ruhm. Otherwise, </text:span>“<text:span text:style-name="T36">o̐” is pronounced “oh”. Example: </text:span><text:span text:style-name="T13">ɑ̇</text:span><text:span text:style-name="T36">-bĭn’o̐-ăm is pronounced uh-BIN-oh-am.</text:span></text:p>
      <text:p text:style-name="P17"/>
      <text:p text:style-name="P19">(7) When “<text:span text:style-name="T53">ô” </text:span>does not precede the consonant “r” it is pronounced “ao”. <text:span text:style-name="T57">Example: ô-gŭs’t</text:span><text:span text:style-name="T11">ŭ</text:span><text:span text:style-name="T57">s (i.e. Augustus) is pronounced ao-GUS-tuhs.</text:span> Otherwise, it is pronounced “ohr”. <text:span text:style-name="T58">Example: ā’chĭ-ôr is pronounced AY-kee-ohr.</text:span></text:p>
      <text:p text:style-name="P18"/>
      <text:p text:style-name="P20">(8) <text:span text:style-name="T59">A rule may need to be developed. The contexts where “ū” appears does not render well in all cases as “yoo”. While “oo” seems reasonable in all instances, some might be better rendered “yoo” as the table’s example word “cūbe” sugg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M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MT1" style:family="text">
      <style:text-properties officeooo:rsid="004b3df9"/>
    </style:style>
    <style:style style:name="MT2" style:family="text">
      <style:text-properties officeooo:rsid="010834aa"/>
    </style:style>
    <style:style style:name="MT3" style:family="text">
      <style:text-properties officeooo:rsid="00522635"/>
    </style:style>
    <style:style style:name="MT4" style:family="text">
      <style:text-properties officeooo:rsid="00a6cdf5"/>
    </style:style>
    <style:style style:name="MT5" style:family="text">
      <style:text-properties officeooo:rsid="00bb9d3e"/>
    </style:style>
    <style:style style:name="MT6" style:family="text">
      <style:text-properties officeooo:rsid="00a411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ibleVox Implementation of Webster’s (1934) Vowel Diacritical Markup</text:p>
        <text:p text:style-name="MP2">(<text:span text:style-name="MT1">By: MEAdams, Rev:</text:span> 201<text:span text:style-name="MT2">7</text:span>-0<text:span text:style-name="MT3">5</text:span>-<text:span text:style-name="MT3">05</text:span>)</text:p>
        <text:p text:style-name="MP3">Note: <text:span text:style-name="MT4">This document</text:span> <text:span text:style-name="MT5">requires</text:span> DejaVu S<text:span text:style-name="MT6">erif</text:span> fo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09:27:26.437970270</meta:creation-date>
    <dc:date>2017-05-05T11:28:50.140704592</dc:date>
    <meta:editing-duration>PT10H12M34S</meta:editing-duration>
    <meta:editing-cycles>176</meta:editing-cycles>
    <meta:generator>LibreOffice/5.1.6.2$Linux_X86_64 LibreOffice_project/10m0$Build-2</meta:generator>
    <meta:print-date>2017-05-05T11:09:30.847109453</meta:print-date>
    <meta:document-statistic meta:table-count="0" meta:image-count="0" meta:object-count="0" meta:page-count="1" meta:paragraph-count="30" meta:word-count="518" meta:character-count="3028" meta:non-whitespace-character-count="2476"/>
  </office:meta>
</office:document-meta>
</file>